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4pt"/>
    </style:style>
    <style:style style:name="co2" style:family="table-column">
      <style:table-column-properties fo:break-before="auto" style:column-width="69.96pt"/>
    </style:style>
    <style:style style:name="co3" style:family="table-column">
      <style:table-column-properties fo:break-before="auto" style:column-width="144.0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145.59pt"/>
    </style:style>
    <style:style style:name="co6" style:family="table-column">
      <style:table-column-properties fo:break-before="auto" style:column-width="79.54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73.9pt"/>
    </style:style>
    <style:style style:name="co10" style:family="table-column">
      <style:table-column-properties fo:break-before="auto" style:column-width="96.69pt"/>
    </style:style>
    <style:style style:name="ro1" style:family="table-row">
      <style:table-row-properties style:row-height="27.3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cccccc" fo:border="0.06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116"/>
    <style:style style:name="ce9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9"/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d2snes – bill of materials</text:p>
          </table:table-cell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ce4" office:value-type="string">
            <text:p>Qty:</text:p>
          </table:table-cell>
          <table:table-cell table:style-name="ce4" office:value-type="string">
            <text:p>Cost per unit</text:p>
          </table:table-cell>
          <table:table-cell table:style-name="ce4" office:value-type="string">
            <text:p>Cost total</text:p>
          </table:table-cell>
          <table:table-cell table:style-name="ce4" office:value-type="string">
            <text:p>USt total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ce5" office:value-type="float" office:value="100">
            <text:p>100</text:p>
          </table:table-cell>
          <table:table-cell table:style-name="ce6" table:formula="of:=SUM([.$V$6:.$V$52])/[.J3]" office:value-type="float" office:value="57.3901312">
            <text:p>57.3901312</text:p>
          </table:table-cell>
          <table:table-cell table:style-name="ce7" table:formula="of:=SUM([.$V$6:.$V$52])" office:value-type="float" office:value="5739.01312">
            <text:p>5739.01312</text:p>
          </table:table-cell>
          <table:table-cell table:style-name="ce6" table:formula="of:=SUM([.$U$6:.$U$52])" office:value-type="float" office:value="789.44012">
            <text:p>789.4401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Manufacturer</text:p>
          </table:table-cell>
          <table:table-cell office:value-type="string">
            <text:p>Supplier1</text:p>
          </table:table-cell>
          <table:table-cell office:value-type="string">
            <text:p>Ref1</text:p>
          </table:table-cell>
          <table:table-cell office:value-type="string">
            <text:p>Supplier2</text:p>
          </table:table-cell>
          <table:table-cell office:value-type="string">
            <text:p>Ref2</text:p>
          </table:table-cell>
          <table:table-cell table:formula="of:=&quot;Qty (&quot;&amp;[.$J$3]&amp;&quot; pcs.)&quot;" office:value-type="string" office:string-value="Qty (100 pcs.)">
            <text:p>Qty (100 pcs.)</text:p>
          </table:table-cell>
          <table:table-cell table:style-name="Default" office:value-type="string">
            <text:p>Price0</text:p>
          </table:table-cell>
          <table:table-cell office:value-type="string">
            <text:p>Range1</text:p>
          </table:table-cell>
          <table:table-cell table:style-name="Default" office:value-type="string">
            <text:p>Price1</text:p>
          </table:table-cell>
          <table:table-cell office:value-type="string">
            <text:p>Range2</text:p>
          </table:table-cell>
          <table:table-cell table:style-name="Default" office:value-type="string">
            <text:p>Price2</text:p>
          </table:table-cell>
          <table:table-cell office:value-type="string">
            <text:p>Range3</text:p>
          </table:table-cell>
          <table:table-cell table:style-name="Default" office:value-type="string">
            <text:p>Price3</text:p>
          </table:table-cell>
          <table:table-cell office:value-type="string">
            <text:p>USt.</text:p>
          </table:table-cell>
          <table:table-cell office:value-type="string">
            <text:p>Net Total</text:p>
          </table:table-cell>
          <table:table-cell office:value-type="string">
            <text:p>USt €</text:p>
          </table:table-cell>
          <table:table-cell office:value-type="string">
            <text:p>Gross Total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T351</text:p>
          </table:table-cell>
          <table:table-cell office:value-type="string">
            <text:p>BT_KEYSTONE_1059_20MM</text:p>
          </table:table-cell>
          <table:table-cell office:value-type="float" office:value="1">
            <text:p>1</text:p>
          </table:table-cell>
          <table:table-cell office:value-type="string">
            <text:p>Keystone_1059_/_KZH20PCB</text:p>
          </table:table-cell>
          <table:table-cell office:value-type="string">
            <text:p>Keystone/*</text:p>
          </table:table-cell>
          <table:table-cell office:value-type="string">
            <text:p>Reichelt</text:p>
          </table:table-cell>
          <table:table-cell office:value-type="string">
            <text:p>KZH20PCB</text:p>
          </table:table-cell>
          <table:table-cell office:value-type="string">
            <text:p>Digikey</text:p>
          </table:table-cell>
          <table:table-cell table:style-name="ce3" office:value-type="string">
            <text:p>1059K-ND</text:p>
          </table:table-cell>
          <table:table-cell table:formula="of:=[.$J$3]*[.D6]" office:value-type="float" office:value="100">
            <text:p>100</text:p>
          </table:table-cell>
          <table:table-cell office:value-type="currency" office:currency="EUR" office:value="0.79">
            <text:p>0.79 €</text:p>
          </table:table-cell>
          <table:table-cell table:number-columns-repeated="7"/>
          <table:table-cell table:formula="of:=[.K6]*(IF([.K6]&lt;[.M6];[.L6];IF([.K6]&lt;[.O6];[.N6];IF([.K6]&lt;[.Q6];[.P6];[.R6]))))" office:value-type="float" office:value="0">
            <text:p>0</text:p>
          </table:table-cell>
          <table:table-cell table:formula="of:=IF([.S6]=&quot;X&quot;;[.T6]*0.19;0)" office:value-type="float" office:value="0">
            <text:p>0</text:p>
          </table:table-cell>
          <table:table-cell table:formula="of:=[.T6]+[.U6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128,C127,C126,C125,C124,C123,C122,C121</text:p>
          </table:table-cell>
          <table:table-cell office:value-type="string">
            <text:p>SM0805_FIXEDMASK</text:p>
          </table:table-cell>
          <table:table-cell office:value-type="float" office:value="8">
            <text:p>8</text:p>
          </table:table-cell>
          <table:table-cell office:value-type="string">
            <text:p>10p</text:p>
          </table:table-cell>
          <table:table-cell/>
          <table:table-cell office:value-type="string">
            <text:p>CSD</text:p>
          </table:table-cell>
          <table:table-cell office:value-type="string">
            <text:p>115-08C010</text:p>
          </table:table-cell>
          <table:table-cell table:number-columns-repeated="2"/>
          <table:table-cell table:formula="of:=[.$J$3]*[.D7]" office:value-type="float" office:value="800">
            <text:p>8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7]*(IF([.K7]&lt;[.M7];[.L7];IF([.K7]&lt;[.O7];[.N7];IF([.K7]&lt;[.Q7];[.P7];[.R7]))))" office:value-type="currency" office:currency="EUR" office:value="8">
            <text:p>8.00 €</text:p>
          </table:table-cell>
          <table:table-cell table:formula="of:=IF([.S7]=&quot;X&quot;;[.T7]*0.19;0)" office:value-type="float" office:value="0">
            <text:p>0</text:p>
          </table:table-cell>
          <table:table-cell table:formula="of:=[.T7]+[.U7]" office:value-type="currency" office:currency="EUR" office:value="8">
            <text:p>8.00 €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301,C303,C304,C322,C312,C321,C311</text:p>
          </table:table-cell>
          <table:table-cell office:value-type="string">
            <text:p>SM0805_FIXEDMASK</text:p>
          </table:table-cell>
          <table:table-cell office:value-type="float" office:value="7">
            <text:p>7</text:p>
          </table:table-cell>
          <table:table-cell office:value-type="string">
            <text:p>4.7u</text:p>
          </table:table-cell>
          <table:table-cell/>
          <table:table-cell office:value-type="string">
            <text:p>Reichelt</text:p>
          </table:table-cell>
          <table:table-cell office:value-type="string">
            <text:p>X7R-G0805 4,7/16</text:p>
          </table:table-cell>
          <table:table-cell table:number-columns-repeated="2"/>
          <table:table-cell table:formula="of:=[.$J$3]*[.D8]" office:value-type="float" office:value="700">
            <text:p>700</text:p>
          </table:table-cell>
          <table:table-cell office:value-type="currency" office:currency="EUR" office:value="0.12">
            <text:p>0.12 €</text:p>
          </table:table-cell>
          <table:table-cell table:number-columns-repeated="7"/>
          <table:table-cell table:formula="of:=[.K8]*(IF([.K8]&lt;[.M8];[.L8];IF([.K8]&lt;[.O8];[.N8];IF([.K8]&lt;[.Q8];[.P8];[.R8]))))" office:value-type="float" office:value="0">
            <text:p>0</text:p>
          </table:table-cell>
          <table:table-cell table:formula="of:=IF([.S8]=&quot;X&quot;;[.T8]*0.19;0)" office:value-type="float" office:value="0">
            <text:p>0</text:p>
          </table:table-cell>
          <table:table-cell table:formula="of:=[.T8]+[.U8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302,C347,C349</text:p>
          </table:table-cell>
          <table:table-cell office:value-type="string">
            <text:p>SM0805_FIXEDMASK</text:p>
          </table:table-cell>
          <table:table-cell office:value-type="float" office:value="3">
            <text:p>3</text:p>
          </table:table-cell>
          <table:table-cell office:value-type="string">
            <text:p>10n</text:p>
          </table:table-cell>
          <table:table-cell/>
          <table:table-cell office:value-type="string">
            <text:p>CSD</text:p>
          </table:table-cell>
          <table:table-cell office:value-type="string">
            <text:p>115-08N010</text:p>
          </table:table-cell>
          <table:table-cell table:number-columns-repeated="2"/>
          <table:table-cell table:formula="of:=[.$J$3]*[.D9]" office:value-type="float" office:value="300">
            <text:p>3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9]*(IF([.K9]&lt;[.M9];[.L9];IF([.K9]&lt;[.O9];[.N9];IF([.K9]&lt;[.Q9];[.P9];[.R9]))))" office:value-type="currency" office:currency="EUR" office:value="3">
            <text:p>3.00 €</text:p>
          </table:table-cell>
          <table:table-cell table:formula="of:=IF([.S9]=&quot;X&quot;;[.T9]*0.19;0)" office:value-type="float" office:value="0">
            <text:p>0</text:p>
          </table:table-cell>
          <table:table-cell table:formula="of:=[.T9]+[.U9]" office:value-type="currency" office:currency="EUR" office:value="3">
            <text:p>3.00 €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333,C332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100p</text:p>
          </table:table-cell>
          <table:table-cell/>
          <table:table-cell office:value-type="string">
            <text:p>CSD</text:p>
          </table:table-cell>
          <table:table-cell office:value-type="string">
            <text:p>115-08C100</text:p>
          </table:table-cell>
          <table:table-cell table:number-columns-repeated="2"/>
          <table:table-cell table:formula="of:=[.$J$3]*[.D10]" office:value-type="float" office:value="200">
            <text:p>2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10]*(IF([.K10]&lt;[.M10];[.L10];IF([.K10]&lt;[.O10];[.N10];IF([.K10]&lt;[.Q10];[.P10];[.R10]))))" office:value-type="currency" office:currency="EUR" office:value="2">
            <text:p>2.00 €</text:p>
          </table:table-cell>
          <table:table-cell table:formula="of:=IF([.S10]=&quot;X&quot;;[.T10]*0.19;0)" office:value-type="float" office:value="0">
            <text:p>0</text:p>
          </table:table-cell>
          <table:table-cell table:formula="of:=[.T10]+[.U10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342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office:value-type="string">
            <text:p>CSD</text:p>
          </table:table-cell>
          <table:table-cell office:value-type="string">
            <text:p>115-08R001</text:p>
          </table:table-cell>
          <table:table-cell table:number-columns-repeated="2"/>
          <table:table-cell table:formula="of:=[.$J$3]*[.D11]" office:value-type="float" office:value="100">
            <text:p>1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5">
            <text:p>0.05 €</text:p>
          </table:table-cell>
          <table:table-cell office:value-type="float" office:value="100">
            <text:p>10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0">
            <text:p>1000</text:p>
          </table:table-cell>
          <table:table-cell office:value-type="currency" office:currency="EUR" office:value="0.0015">
            <text:p>0.0015 €</text:p>
          </table:table-cell>
          <table:table-cell/>
          <table:table-cell table:formula="of:=[.K11]*(IF([.K11]&lt;[.M11];[.L11];IF([.K11]&lt;[.O11];[.N11];IF([.K11]&lt;[.Q11];[.P11];[.R11]))))" office:value-type="currency" office:currency="EUR" office:value="3">
            <text:p>3.00 €</text:p>
          </table:table-cell>
          <table:table-cell table:formula="of:=IF([.S11]=&quot;X&quot;;[.T11]*0.19;0)" office:value-type="float" office:value="0">
            <text:p>0</text:p>
          </table:table-cell>
          <table:table-cell table:formula="of:=[.T11]+[.U11]" office:value-type="currency" office:currency="EUR" office:value="3">
            <text:p>3.00 €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348,C346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3.3u</text:p>
          </table:table-cell>
          <table:table-cell/>
          <table:table-cell office:value-type="string">
            <text:p>RS</text:p>
          </table:table-cell>
          <table:table-cell office:value-type="string">
            <text:p>698-3560</text:p>
          </table:table-cell>
          <table:table-cell table:number-columns-repeated="2"/>
          <table:table-cell table:formula="of:=[.$J$3]*[.D12]" office:value-type="float" office:value="200">
            <text:p>200</text:p>
          </table:table-cell>
          <table:table-cell office:value-type="currency" office:currency="EUR" office:value="0.454">
            <text:p>0.45 €</text:p>
          </table:table-cell>
          <table:table-cell office:value-type="float" office:value="50">
            <text:p>50</text:p>
          </table:table-cell>
          <table:table-cell office:value-type="currency" office:currency="EUR" office:value="0.183">
            <text:p>0.18 €</text:p>
          </table:table-cell>
          <table:table-cell table:number-columns-repeated="4"/>
          <table:table-cell office:value-type="string">
            <text:p>X</text:p>
          </table:table-cell>
          <table:table-cell table:formula="of:=[.K12]*(IF([.K12]&lt;[.M12];[.L12];IF([.K12]&lt;[.O12];[.N12];IF([.K12]&lt;[.Q12];[.P12];[.R12]))))" office:value-type="float" office:value="0">
            <text:p>0</text:p>
          </table:table-cell>
          <table:table-cell table:formula="of:=IF([.S12]=&quot;X&quot;;[.T12]*0.19;0)" office:value-type="float" office:value="0">
            <text:p>0</text:p>
          </table:table-cell>
          <table:table-cell table:formula="of:=[.T12]+[.U12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407,C406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33p</text:p>
          </table:table-cell>
          <table:table-cell/>
          <table:table-cell office:value-type="string">
            <text:p>CSD</text:p>
          </table:table-cell>
          <table:table-cell office:value-type="string">
            <text:p>115-08C033</text:p>
          </table:table-cell>
          <table:table-cell table:number-columns-repeated="2"/>
          <table:table-cell table:formula="of:=[.$J$3]*[.D13]" office:value-type="float" office:value="200">
            <text:p>2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13]*(IF([.K13]&lt;[.M13];[.L13];IF([.K13]&lt;[.O13];[.N13];IF([.K13]&lt;[.Q13];[.P13];[.R13]))))" office:value-type="currency" office:currency="EUR" office:value="2">
            <text:p>2.00 €</text:p>
          </table:table-cell>
          <table:table-cell table:formula="of:=IF([.S13]=&quot;X&quot;;[.T13]*0.19;0)" office:value-type="float" office:value="0">
            <text:p>0</text:p>
          </table:table-cell>
          <table:table-cell table:formula="of:=[.T13]+[.U13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408,C409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/>
          <table:table-cell office:value-type="string">
            <text:p>CSD</text:p>
          </table:table-cell>
          <table:table-cell office:value-type="string">
            <text:p>115-08C022</text:p>
          </table:table-cell>
          <table:table-cell table:number-columns-repeated="2"/>
          <table:table-cell table:formula="of:=[.$J$3]*[.D14]" office:value-type="float" office:value="200">
            <text:p>2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14]*(IF([.K14]&lt;[.M14];[.L14];IF([.K14]&lt;[.O14];[.N14];IF([.K14]&lt;[.Q14];[.P14];[.R14]))))" office:value-type="currency" office:currency="EUR" office:value="2">
            <text:p>2.00 €</text:p>
          </table:table-cell>
          <table:table-cell table:formula="of:=IF([.S14]=&quot;X&quot;;[.T14]*0.19;0)" office:value-type="float" office:value="0">
            <text:p>0</text:p>
          </table:table-cell>
          <table:table-cell table:formula="of:=[.T14]+[.U14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411,C344,C345</text:p>
          </table:table-cell>
          <table:table-cell office:value-type="string">
            <text:p>SM0805_FIXEDMASK</text:p>
          </table:table-cell>
          <table:table-cell office:value-type="float" office:value="3">
            <text:p>3</text:p>
          </table:table-cell>
          <table:table-cell office:value-type="string">
            <text:p>10u</text:p>
          </table:table-cell>
          <table:table-cell/>
          <table:table-cell office:value-type="string">
            <text:p>Reichelt</text:p>
          </table:table-cell>
          <table:table-cell office:value-type="string">
            <text:p>X5R-G0805 10/16</text:p>
          </table:table-cell>
          <table:table-cell table:number-columns-repeated="2"/>
          <table:table-cell table:formula="of:=[.$J$3]*[.D15]" office:value-type="float" office:value="300">
            <text:p>300</text:p>
          </table:table-cell>
          <table:table-cell office:value-type="currency" office:currency="EUR" office:value="0.07">
            <text:p>0.07 €</text:p>
          </table:table-cell>
          <table:table-cell table:number-columns-repeated="7"/>
          <table:table-cell table:formula="of:=[.K15]*(IF([.K15]&lt;[.M15];[.L15];IF([.K15]&lt;[.O15];[.N15];IF([.K15]&lt;[.Q15];[.P15];[.R15]))))" office:value-type="float" office:value="0">
            <text:p>0</text:p>
          </table:table-cell>
          <table:table-cell table:formula="of:=IF([.S15]=&quot;X&quot;;[.T15]*0.19;0)" office:value-type="float" office:value="0">
            <text:p>0</text:p>
          </table:table-cell>
          <table:table-cell table:formula="of:=[.T15]+[.U15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>
            <text:p>SM0805_FIXEDMASK</text:p>
          </table:table-cell>
          <table:table-cell office:value-type="float" office:value="47">
            <text:p>47</text:p>
          </table:table-cell>
          <table:table-cell office:value-type="string">
            <text:p>100n</text:p>
          </table:table-cell>
          <table:table-cell/>
          <table:table-cell office:value-type="string">
            <text:p>CSD</text:p>
          </table:table-cell>
          <table:table-cell office:value-type="string">
            <text:p>115-08N100</text:p>
          </table:table-cell>
          <table:table-cell table:number-columns-repeated="2"/>
          <table:table-cell table:formula="of:=[.$J$3]*[.D16]" office:value-type="float" office:value="4700">
            <text:p>47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2">
            <text:p>0.02 €</text:p>
          </table:table-cell>
          <table:table-cell office:value-type="float" office:value="4000">
            <text:p>4000</text:p>
          </table:table-cell>
          <table:table-cell office:value-type="currency" office:currency="EUR" office:value="0.00375">
            <text:p>0.0038 €</text:p>
          </table:table-cell>
          <table:table-cell/>
          <table:table-cell table:formula="of:=[.K16]*(IF([.K16]&lt;[.M16];[.L16];IF([.K16]&lt;[.O16];[.N16];IF([.K16]&lt;[.Q16];[.P16];[.R16]))))" office:value-type="currency" office:currency="EUR" office:value="17.625">
            <text:p>17.6250 €</text:p>
          </table:table-cell>
          <table:table-cell table:formula="of:=IF([.S16]=&quot;X&quot;;[.T16]*0.19;0)" office:value-type="float" office:value="0">
            <text:p>0</text:p>
          </table:table-cell>
          <table:table-cell table:formula="of:=[.T16]+[.U16]" office:value-type="currency" office:currency="EUR" office:value="17.625">
            <text:p>17.6250 €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401</text:p>
          </table:table-cell>
          <table:table-cell office:value-type="string">
            <text:p>LED-3MM-FIXED</text:p>
          </table:table-cell>
          <table:table-cell office:value-type="float" office:value="1">
            <text:p>1</text:p>
          </table:table-cell>
          <table:table-cell office:value-type="string">
            <text:p>LED_2mA_1.9V,_green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table:style-name="ce3" office:value-type="string">
            <text:p>LED 3MM 2MA GN</text:p>
          </table:table-cell>
          <table:table-cell table:number-columns-repeated="2"/>
          <table:table-cell table:formula="of:=[.$J$3]*[.D17]" office:value-type="float" office:value="100">
            <text:p>100</text:p>
          </table:table-cell>
          <table:table-cell office:value-type="currency" office:currency="EUR" office:value="0.07">
            <text:p>0.07 €</text:p>
          </table:table-cell>
          <table:table-cell table:number-columns-repeated="7"/>
          <table:table-cell table:formula="of:=[.K17]*(IF([.K17]&lt;[.M17];[.L17];IF([.K17]&lt;[.O17];[.N17];IF([.K17]&lt;[.Q17];[.P17];[.R17]))))" office:value-type="float" office:value="0">
            <text:p>0</text:p>
          </table:table-cell>
          <table:table-cell table:formula="of:=IF([.S17]=&quot;X&quot;;[.T17]*0.19;0)" office:value-type="float" office:value="0">
            <text:p>0</text:p>
          </table:table-cell>
          <table:table-cell table:formula="of:=[.T17]+[.U17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402</text:p>
          </table:table-cell>
          <table:table-cell office:value-type="string">
            <text:p>LED-3MM-FIXED</text:p>
          </table:table-cell>
          <table:table-cell office:value-type="float" office:value="1">
            <text:p>1</text:p>
          </table:table-cell>
          <table:table-cell office:value-type="string">
            <text:p>LED_2mA_1.8V,_yellow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table:style-name="ce3" office:value-type="string">
            <text:p>LED 3MM 2MA GE</text:p>
          </table:table-cell>
          <table:table-cell table:number-columns-repeated="2"/>
          <table:table-cell table:formula="of:=[.$J$3]*[.D18]" office:value-type="float" office:value="100">
            <text:p>100</text:p>
          </table:table-cell>
          <table:table-cell office:value-type="currency" office:currency="EUR" office:value="0.07">
            <text:p>0.07 €</text:p>
          </table:table-cell>
          <table:table-cell table:number-columns-repeated="7"/>
          <table:table-cell table:formula="of:=[.K18]*(IF([.K18]&lt;[.M18];[.L18];IF([.K18]&lt;[.O18];[.N18];IF([.K18]&lt;[.Q18];[.P18];[.R18]))))" office:value-type="float" office:value="0">
            <text:p>0</text:p>
          </table:table-cell>
          <table:table-cell table:formula="of:=IF([.S18]=&quot;X&quot;;[.T18]*0.19;0)" office:value-type="float" office:value="0">
            <text:p>0</text:p>
          </table:table-cell>
          <table:table-cell table:formula="of:=[.T18]+[.U18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403</text:p>
          </table:table-cell>
          <table:table-cell office:value-type="string">
            <text:p>LED-3MM-FIXED</text:p>
          </table:table-cell>
          <table:table-cell office:value-type="float" office:value="1">
            <text:p>1</text:p>
          </table:table-cell>
          <table:table-cell office:value-type="string">
            <text:p>LED_2mA_1.7V,_red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table:style-name="ce3" office:value-type="string">
            <text:p>LED 3MM 2MA RT</text:p>
          </table:table-cell>
          <table:table-cell table:number-columns-repeated="2"/>
          <table:table-cell table:formula="of:=[.$J$3]*[.D19]" office:value-type="float" office:value="100">
            <text:p>100</text:p>
          </table:table-cell>
          <table:table-cell office:value-type="currency" office:currency="EUR" office:value="0.07">
            <text:p>0.07 €</text:p>
          </table:table-cell>
          <table:table-cell table:number-columns-repeated="7"/>
          <table:table-cell table:formula="of:=[.K19]*(IF([.K19]&lt;[.M19];[.L19];IF([.K19]&lt;[.O19];[.N19];IF([.K19]&lt;[.Q19];[.P19];[.R19]))))" office:value-type="float" office:value="0">
            <text:p>0</text:p>
          </table:table-cell>
          <table:table-cell table:formula="of:=IF([.S19]=&quot;X&quot;;[.T19]*0.19;0)" office:value-type="float" office:value="0">
            <text:p>0</text:p>
          </table:table-cell>
          <table:table-cell table:formula="of:=[.T19]+[.U19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511</text:p>
          </table:table-cell>
          <table:table-cell office:value-type="string">
            <text:p>SOT23EBC</text:p>
          </table:table-cell>
          <table:table-cell office:value-type="float" office:value="1">
            <text:p>1</text:p>
          </table:table-cell>
          <table:table-cell office:value-type="string">
            <text:p>BAT54C</text:p>
          </table:table-cell>
          <table:table-cell/>
          <table:table-cell office:value-type="string">
            <text:p>Reichelt</text:p>
          </table:table-cell>
          <table:table-cell office:value-type="string">
            <text:p>BAT 54C SMD</text:p>
          </table:table-cell>
          <table:table-cell table:number-columns-repeated="2"/>
          <table:table-cell table:formula="of:=[.$J$3]*[.D20]" office:value-type="float" office:value="100">
            <text:p>100</text:p>
          </table:table-cell>
          <table:table-cell office:value-type="currency" office:currency="EUR" office:value="0.04">
            <text:p>0.04 €</text:p>
          </table:table-cell>
          <table:table-cell table:number-columns-repeated="7"/>
          <table:table-cell table:formula="of:=[.K20]*(IF([.K20]&lt;[.M20];[.L20];IF([.K20]&lt;[.O20];[.N20];IF([.K20]&lt;[.Q20];[.P20];[.R20]))))" office:value-type="float" office:value="0">
            <text:p>0</text:p>
          </table:table-cell>
          <table:table-cell table:formula="of:=IF([.S20]=&quot;X&quot;;[.T20]*0.19;0)" office:value-type="float" office:value="0">
            <text:p>0</text:p>
          </table:table-cell>
          <table:table-cell table:formula="of:=[.T20]+[.U20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J101</text:p>
          </table:table-cell>
          <table:table-cell office:value-type="string">
            <text:p>SNESCART_EXT</text:p>
          </table:table-cell>
          <table:table-cell office:value-type="float" office:value="1">
            <text:p>1</text:p>
          </table:table-cell>
          <table:table-cell office:value-type="string">
            <text:p>SNESCART_EXT</text:p>
          </table:table-cell>
          <table:table-cell/>
          <table:table-cell office:value-type="string">
            <text:p>PCBCart</text:p>
          </table:table-cell>
          <table:table-cell table:number-columns-repeated="3"/>
          <table:table-cell table:formula="of:=[.$J$3]*[.D21]" office:value-type="float" office:value="100">
            <text:p>100</text:p>
          </table:table-cell>
          <table:table-cell office:value-type="currency" office:currency="EUR" office:value="5">
            <text:p>5.00 €</text:p>
          </table:table-cell>
          <table:table-cell office:value-type="float" office:value="99999">
            <text:p>99999</text:p>
          </table:table-cell>
          <table:table-cell office:value-type="string">
            <text:p>(estimate)</text:p>
          </table:table-cell>
          <table:table-cell table:number-columns-repeated="5"/>
          <table:table-cell table:formula="of:=[.K21]*(IF([.K21]&lt;[.M21];[.L21];IF([.K21]&lt;[.O21];[.N21];IF([.K21]&lt;[.Q21];[.P21];[.R21]))))" office:value-type="currency" office:currency="EUR" office:value="500">
            <text:p>500.00 €</text:p>
          </table:table-cell>
          <table:table-cell table:formula="of:=IF([.S21]=&quot;X&quot;;[.T21]*0.19;0)" office:value-type="float" office:value="0">
            <text:p>0</text:p>
          </table:table-cell>
          <table:table-cell table:formula="of:=[.T21]+[.U21]" office:value-type="currency" office:currency="EUR" office:value="500">
            <text:p>500.00 €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J411</text:p>
          </table:table-cell>
          <table:table-cell office:value-type="string">
            <text:p>HRS-DM1AA</text:p>
          </table:table-cell>
          <table:table-cell office:value-type="float" office:value="1">
            <text:p>1</text:p>
          </table:table-cell>
          <table:table-cell office:value-type="string">
            <text:p>DM1AA-SF-PEJ</text:p>
          </table:table-cell>
          <table:table-cell office:value-type="string">
            <text:p>Hirose</text:p>
          </table:table-cell>
          <table:table-cell office:value-type="string">
            <text:p>RS</text:p>
          </table:table-cell>
          <table:table-cell office:value-type="string">
            <text:p>502-5004</text:p>
          </table:table-cell>
          <table:table-cell table:number-columns-repeated="2"/>
          <table:table-cell table:formula="of:=[.$J$3]*[.D22]" office:value-type="float" office:value="100">
            <text:p>100</text:p>
          </table:table-cell>
          <table:table-cell office:value-type="currency" office:currency="EUR" office:value="1.85">
            <text:p>1.85 €</text:p>
          </table:table-cell>
          <table:table-cell office:value-type="float" office:value="25">
            <text:p>25</text:p>
          </table:table-cell>
          <table:table-cell office:value-type="currency" office:currency="EUR" office:value="1.74">
            <text:p>1.74 €</text:p>
          </table:table-cell>
          <table:table-cell office:value-type="float" office:value="100">
            <text:p>100</text:p>
          </table:table-cell>
          <table:table-cell office:value-type="currency" office:currency="EUR" office:value="1.68">
            <text:p>1.68 €</text:p>
          </table:table-cell>
          <table:table-cell office:value-type="float" office:value="250">
            <text:p>250</text:p>
          </table:table-cell>
          <table:table-cell office:value-type="currency" office:currency="EUR" office:value="1.58">
            <text:p>1.5800 €</text:p>
          </table:table-cell>
          <table:table-cell office:value-type="string">
            <text:p>X</text:p>
          </table:table-cell>
          <table:table-cell table:formula="of:=[.K22]*(IF([.K22]&lt;[.M22];[.L22];IF([.K22]&lt;[.O22];[.N22];IF([.K22]&lt;[.Q22];[.P22];[.R22]))))" office:value-type="currency" office:currency="EUR" office:value="168">
            <text:p>168.00 €</text:p>
          </table:table-cell>
          <table:table-cell table:formula="of:=IF([.S22]=&quot;X&quot;;[.T22]*0.19;0)" office:value-type="currency" office:currency="EUR" office:value="31.92">
            <text:p>31.92 €</text:p>
          </table:table-cell>
          <table:table-cell table:formula="of:=[.T22]+[.U22]" office:value-type="currency" office:currency="EUR" office:value="199.92">
            <text:p>199.92 €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421</text:p>
          </table:table-cell>
          <table:table-cell office:value-type="string">
            <text:p>USB-MINIB-THT</text:p>
          </table:table-cell>
          <table:table-cell office:value-type="float" office:value="1">
            <text:p>1</text:p>
          </table:table-cell>
          <table:table-cell office:value-type="string">
            <text:p>USB_MINIB</text:p>
          </table:table-cell>
          <table:table-cell/>
          <table:table-cell office:value-type="string">
            <text:p>Reichelt</text:p>
          </table:table-cell>
          <table:table-cell office:value-type="string">
            <text:p>USB BWM</text:p>
          </table:table-cell>
          <table:table-cell office:value-type="string">
            <text:p>Digikey</text:p>
          </table:table-cell>
          <table:table-cell office:value-type="string">
            <text:p>WM17115-ND</text:p>
          </table:table-cell>
          <table:table-cell table:formula="of:=[.$J$3]*[.D23]" office:value-type="float" office:value="100">
            <text:p>100</text:p>
          </table:table-cell>
          <table:table-cell office:value-type="currency" office:currency="EUR" office:value="0.98">
            <text:p>0.98 €</text:p>
          </table:table-cell>
          <table:table-cell table:number-columns-repeated="7"/>
          <table:table-cell table:formula="of:=[.K23]*(IF([.K23]&lt;[.M23];[.L23];IF([.K23]&lt;[.O23];[.N23];IF([.K23]&lt;[.Q23];[.P23];[.R23]))))" office:value-type="float" office:value="0">
            <text:p>0</text:p>
          </table:table-cell>
          <table:table-cell table:formula="of:=IF([.S23]=&quot;X&quot;;[.T23]*0.19;0)" office:value-type="float" office:value="0">
            <text:p>0</text:p>
          </table:table-cell>
          <table:table-cell table:formula="of:=[.T23]+[.U23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JP401</text:p>
          </table:table-cell>
          <table:table-cell office:value-type="string">
            <text:p>GS2</text:p>
          </table:table-cell>
          <table:table-cell office:value-type="float" office:value="1">
            <text:p>1</text:p>
          </table:table-cell>
          <table:table-cell office:value-type="string">
            <text:p>JUMPER</text:p>
          </table:table-cell>
          <table:table-cell table:number-columns-repeated="5"/>
          <table:table-cell table:formula="of:=[.$J$3]*[.D24]" office:value-type="float" office:value="100">
            <text:p>100</text:p>
          </table:table-cell>
          <table:table-cell table:number-columns-repeated="8"/>
          <table:table-cell table:formula="of:=[.K24]*(IF([.K24]&lt;[.M24];[.L24];IF([.K24]&lt;[.O24];[.N24];IF([.K24]&lt;[.Q24];[.P24];[.R24]))))" office:value-type="float" office:value="0">
            <text:p>0</text:p>
          </table:table-cell>
          <table:table-cell table:formula="of:=IF([.S24]=&quot;X&quot;;[.T24]*0.19;0)" office:value-type="float" office:value="0">
            <text:p>0</text:p>
          </table:table-cell>
          <table:table-cell table:formula="of:=[.T24]+[.U24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L302,L301</text:p>
          </table:table-cell>
          <table:table-cell office:value-type="string">
            <text:p>SM1210L_NEW</text:p>
          </table:table-cell>
          <table:table-cell office:value-type="float" office:value="2">
            <text:p>2</text:p>
          </table:table-cell>
          <table:table-cell office:value-type="string">
            <text:p>LQH32PN1R0NN0L</text:p>
          </table:table-cell>
          <table:table-cell office:value-type="string">
            <text:p>Murata</text:p>
          </table:table-cell>
          <table:table-cell office:value-type="string">
            <text:p>Digikey</text:p>
          </table:table-cell>
          <table:table-cell office:value-type="string">
            <text:p>490-5334-1-ND</text:p>
          </table:table-cell>
          <table:table-cell table:number-columns-repeated="2"/>
          <table:table-cell table:formula="of:=[.$J$3]*[.D25]" office:value-type="float" office:value="200">
            <text:p>200</text:p>
          </table:table-cell>
          <table:table-cell office:value-type="currency" office:currency="EUR" office:value="0.39">
            <text:p>0.39 €</text:p>
          </table:table-cell>
          <table:table-cell office:value-type="float" office:value="10">
            <text:p>10</text:p>
          </table:table-cell>
          <table:table-cell office:value-type="currency" office:currency="EUR" office:value="0.325">
            <text:p>0.33 €</text:p>
          </table:table-cell>
          <table:table-cell office:value-type="float" office:value="50">
            <text:p>50</text:p>
          </table:table-cell>
          <table:table-cell office:value-type="currency" office:currency="EUR" office:value="0.2918">
            <text:p>0.29 €</text:p>
          </table:table-cell>
          <table:table-cell office:value-type="float" office:value="100">
            <text:p>100</text:p>
          </table:table-cell>
          <table:table-cell office:value-type="currency" office:currency="EUR" office:value="0.2594">
            <text:p>0.2594 €</text:p>
          </table:table-cell>
          <table:table-cell office:value-type="string">
            <text:p>X</text:p>
          </table:table-cell>
          <table:table-cell table:formula="of:=[.K25]*(IF([.K25]&lt;[.M25];[.L25];IF([.K25]&lt;[.O25];[.N25];IF([.K25]&lt;[.Q25];[.P25];[.R25]))))" office:value-type="currency" office:currency="EUR" office:value="51.88">
            <text:p>51.8800 €</text:p>
          </table:table-cell>
          <table:table-cell table:formula="of:=IF([.S25]=&quot;X&quot;;[.T25]*0.19;0)" office:value-type="currency" office:currency="EUR" office:value="9.8572">
            <text:p>9.8572 €</text:p>
          </table:table-cell>
          <table:table-cell table:formula="of:=[.T25]+[.U25]" office:value-type="currency" office:currency="EUR" office:value="61.7372">
            <text:p>61.7372 €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113</text:p>
          </table:table-cell>
          <table:table-cell office:value-type="string">
            <text:p>PAD_1x1mm</text:p>
          </table:table-cell>
          <table:table-cell office:value-type="float" office:value="1">
            <text:p>1</text:p>
          </table:table-cell>
          <table:table-cell office:value-type="string">
            <text:p>CONN_1</text:p>
          </table:table-cell>
          <table:table-cell table:number-columns-repeated="5"/>
          <table:table-cell table:formula="of:=[.$J$3]*[.D26]" office:value-type="float" office:value="100">
            <text:p>100</text:p>
          </table:table-cell>
          <table:table-cell table:number-columns-repeated="8"/>
          <table:table-cell table:formula="of:=[.K26]*(IF([.K26]&lt;[.M26];[.L26];IF([.K26]&lt;[.O26];[.N26];IF([.K26]&lt;[.Q26];[.P26];[.R26]))))" office:value-type="float" office:value="0">
            <text:p>0</text:p>
          </table:table-cell>
          <table:table-cell table:formula="of:=IF([.S26]=&quot;X&quot;;[.T26]*0.19;0)" office:value-type="float" office:value="0">
            <text:p>0</text:p>
          </table:table-cell>
          <table:table-cell table:formula="of:=[.T26]+[.U26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401</text:p>
          </table:table-cell>
          <table:table-cell office:value-type="string">
            <text:p>pin_array_7x2</text:p>
          </table:table-cell>
          <table:table-cell office:value-type="float" office:value="1">
            <text:p>1</text:p>
          </table:table-cell>
          <table:table-cell office:value-type="string">
            <text:p>CONN_7X2</text:p>
          </table:table-cell>
          <table:table-cell/>
          <table:table-cell office:value-type="string">
            <text:p>Reichelt</text:p>
          </table:table-cell>
          <table:table-cell office:value-type="string">
            <text:p>SL 2X10W 2,54</text:p>
          </table:table-cell>
          <table:table-cell table:number-columns-repeated="2"/>
          <table:table-cell table:formula="of:=[.$J$3]*[.D27]" office:value-type="float" office:value="100">
            <text:p>100</text:p>
          </table:table-cell>
          <table:table-cell table:number-columns-repeated="8"/>
          <table:table-cell table:formula="of:=[.K27]*(IF([.K27]&lt;[.M27];[.L27];IF([.K27]&lt;[.O27];[.N27];IF([.K27]&lt;[.Q27];[.P27];[.R27]))))" office:value-type="float" office:value="0">
            <text:p>0</text:p>
          </table:table-cell>
          <table:table-cell table:formula="of:=IF([.S27]=&quot;X&quot;;[.T27]*0.19;0)" office:value-type="float" office:value="0">
            <text:p>0</text:p>
          </table:table-cell>
          <table:table-cell table:formula="of:=[.T27]+[.U27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402,P403</text:p>
          </table:table-cell>
          <table:table-cell office:value-type="string">
            <text:p>PIN_ARRAY_2X1</text:p>
          </table:table-cell>
          <table:table-cell office:value-type="float" office:value="2">
            <text:p>2</text:p>
          </table:table-cell>
          <table:table-cell office:value-type="string">
            <text:p>CONN_2</text:p>
          </table:table-cell>
          <table:table-cell/>
          <table:table-cell office:value-type="string">
            <text:p>Reichelt</text:p>
          </table:table-cell>
          <table:table-cell office:value-type="string">
            <text:p>SL 1X40W 2,54</text:p>
          </table:table-cell>
          <table:table-cell table:number-columns-repeated="2"/>
          <table:table-cell table:formula="of:=[.$J$3]*[.D28]" office:value-type="float" office:value="200">
            <text:p>200</text:p>
          </table:table-cell>
          <table:table-cell table:number-columns-repeated="8"/>
          <table:table-cell table:formula="of:=[.K28]*(IF([.K28]&lt;[.M28];[.L28];IF([.K28]&lt;[.O28];[.N28];IF([.K28]&lt;[.Q28];[.P28];[.R28]))))" office:value-type="float" office:value="0">
            <text:p>0</text:p>
          </table:table-cell>
          <table:table-cell table:formula="of:=IF([.S28]=&quot;X&quot;;[.T28]*0.19;0)" office:value-type="float" office:value="0">
            <text:p>0</text:p>
          </table:table-cell>
          <table:table-cell table:formula="of:=[.T28]+[.U28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Q511,Q101</text:p>
          </table:table-cell>
          <table:table-cell office:value-type="string">
            <text:p>SOT23EBC</text:p>
          </table:table-cell>
          <table:table-cell office:value-type="float" office:value="2">
            <text:p>2</text:p>
          </table:table-cell>
          <table:table-cell office:value-type="string">
            <text:p>2N2222A</text:p>
          </table:table-cell>
          <table:table-cell/>
          <table:table-cell office:value-type="string">
            <text:p>Reichelt</text:p>
          </table:table-cell>
          <table:table-cell office:value-type="string">
            <text:p>2N 2222A SMD</text:p>
          </table:table-cell>
          <table:table-cell table:number-columns-repeated="2"/>
          <table:table-cell table:formula="of:=[.$J$3]*[.D29]" office:value-type="float" office:value="200">
            <text:p>200</text:p>
          </table:table-cell>
          <table:table-cell office:value-type="currency" office:currency="EUR" office:value="0.04">
            <text:p>0.04 €</text:p>
          </table:table-cell>
          <table:table-cell office:value-type="float" office:value="99999">
            <text:p>99999</text:p>
          </table:table-cell>
          <table:table-cell table:number-columns-repeated="6"/>
          <table:table-cell table:formula="of:=[.K29]*(IF([.K29]&lt;[.M29];[.L29];IF([.K29]&lt;[.O29];[.N29];IF([.K29]&lt;[.Q29];[.P29];[.R29]))))" office:value-type="currency" office:currency="EUR" office:value="8">
            <text:p>8.00 €</text:p>
          </table:table-cell>
          <table:table-cell table:formula="of:=IF([.S29]=&quot;X&quot;;[.T29]*0.19;0)" office:value-type="float" office:value="0">
            <text:p>0</text:p>
          </table:table-cell>
          <table:table-cell table:formula="of:=[.T29]+[.U29]" office:value-type="currency" office:currency="EUR" office:value="8">
            <text:p>8.00 €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101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table:style-name="ce2" office:value-type="string">
            <text:p>270</text:p>
          </table:table-cell>
          <table:table-cell/>
          <table:table-cell office:value-type="string">
            <text:p>CSD</text:p>
          </table:table-cell>
          <table:table-cell office:value-type="string">
            <text:p>10-080270</text:p>
          </table:table-cell>
          <table:table-cell table:number-columns-repeated="2"/>
          <table:table-cell table:formula="of:=[.$J$3]*[.D30]" office:value-type="float" office:value="100">
            <text:p>1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0]*(IF([.K30]&lt;[.M30];[.L30];IF([.K30]&lt;[.O30];[.N30];IF([.K30]&lt;[.Q30];[.P30];[.R30]))))" office:value-type="currency" office:currency="EUR" office:value="1">
            <text:p>1.00 €</text:p>
          </table:table-cell>
          <table:table-cell table:formula="of:=IF([.S30]=&quot;X&quot;;[.T30]*0.19;0)" office:value-type="float" office:value="0">
            <text:p>0</text:p>
          </table:table-cell>
          <table:table-cell table:formula="of:=[.T30]+[.U30]" office:value-type="currency" office:currency="EUR" office:value="1">
            <text:p>1.00 €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128,R127,R126,R125,R124,R123,R122,R121</text:p>
          </table:table-cell>
          <table:table-cell office:value-type="string">
            <text:p>SM0805_FIXEDMASK</text:p>
          </table:table-cell>
          <table:table-cell office:value-type="float" office:value="8">
            <text:p>8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CSD</text:p>
          </table:table-cell>
          <table:table-cell office:value-type="string">
            <text:p>10-080220</text:p>
          </table:table-cell>
          <table:table-cell table:number-columns-repeated="2"/>
          <table:table-cell table:formula="of:=[.$J$3]*[.D31]" office:value-type="float" office:value="800">
            <text:p>8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1]*(IF([.K31]&lt;[.M31];[.L31];IF([.K31]&lt;[.O31];[.N31];IF([.K31]&lt;[.Q31];[.P31];[.R31]))))" office:value-type="currency" office:currency="EUR" office:value="8">
            <text:p>8.00 €</text:p>
          </table:table-cell>
          <table:table-cell table:formula="of:=IF([.S31]=&quot;X&quot;;[.T31]*0.19;0)" office:value-type="float" office:value="0">
            <text:p>0</text:p>
          </table:table-cell>
          <table:table-cell table:formula="of:=[.T31]+[.U31]" office:value-type="currency" office:currency="EUR" office:value="8">
            <text:p>8.00 €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331,R403,R401,R402,R332,R333</text:p>
          </table:table-cell>
          <table:table-cell office:value-type="string">
            <text:p>SM0805_FIXEDMASK</text:p>
          </table:table-cell>
          <table:table-cell office:value-type="float" office:value="6">
            <text:p>6</text:p>
          </table:table-cell>
          <table:table-cell table:style-name="ce2" office:value-type="string">
            <text:p>680</text:p>
          </table:table-cell>
          <table:table-cell/>
          <table:table-cell office:value-type="string">
            <text:p>CSD</text:p>
          </table:table-cell>
          <table:table-cell office:value-type="string">
            <text:p>10-080680</text:p>
          </table:table-cell>
          <table:table-cell table:number-columns-repeated="2"/>
          <table:table-cell table:formula="of:=[.$J$3]*[.D32]" office:value-type="float" office:value="600">
            <text:p>6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2]*(IF([.K32]&lt;[.M32];[.L32];IF([.K32]&lt;[.O32];[.N32];IF([.K32]&lt;[.Q32];[.P32];[.R32]))))" office:value-type="currency" office:currency="EUR" office:value="6">
            <text:p>6.00 €</text:p>
          </table:table-cell>
          <table:table-cell table:formula="of:=IF([.S32]=&quot;X&quot;;[.T32]*0.19;0)" office:value-type="float" office:value="0">
            <text:p>0</text:p>
          </table:table-cell>
          <table:table-cell table:formula="of:=[.T32]+[.U32]" office:value-type="currency" office:currency="EUR" office:value="6">
            <text:p>6.00 €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343,R341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CSD</text:p>
          </table:table-cell>
          <table:table-cell office:value-type="string">
            <text:p>10-080470</text:p>
          </table:table-cell>
          <table:table-cell table:number-columns-repeated="2"/>
          <table:table-cell table:formula="of:=[.$J$3]*[.D33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3]*(IF([.K33]&lt;[.M33];[.L33];IF([.K33]&lt;[.O33];[.N33];IF([.K33]&lt;[.Q33];[.P33];[.R33]))))" office:value-type="currency" office:currency="EUR" office:value="2">
            <text:p>2.00 €</text:p>
          </table:table-cell>
          <table:table-cell table:formula="of:=IF([.S33]=&quot;X&quot;;[.T33]*0.19;0)" office:value-type="float" office:value="0">
            <text:p>0</text:p>
          </table:table-cell>
          <table:table-cell table:formula="of:=[.T33]+[.U33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404,R344,R342,R407</text:p>
          </table:table-cell>
          <table:table-cell office:value-type="string">
            <text:p>SM0805_FIXEDMASK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/>
          <table:table-cell office:value-type="string">
            <text:p>CSD</text:p>
          </table:table-cell>
          <table:table-cell office:value-type="string">
            <text:p>10-08K010 (reel)</text:p>
          </table:table-cell>
          <table:table-cell table:number-columns-repeated="2"/>
          <table:table-cell table:formula="of:=[.$J$3]*[.D34]" office:value-type="float" office:value="400">
            <text:p>4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5000">
            <text:p>5000</text:p>
          </table:table-cell>
          <table:table-cell office:value-type="currency" office:currency="EUR" office:value="0.0014">
            <text:p>0.0014 €</text:p>
          </table:table-cell>
          <table:table-cell/>
          <table:table-cell table:formula="of:=[.K34]*(IF([.K34]&lt;[.M34];[.L34];IF([.K34]&lt;[.O34];[.N34];IF([.K34]&lt;[.Q34];[.P34];[.R34]))))" office:value-type="currency" office:currency="EUR" office:value="4">
            <text:p>4.00 €</text:p>
          </table:table-cell>
          <table:table-cell table:formula="of:=IF([.S34]=&quot;X&quot;;[.T34]*0.19;0)" office:value-type="float" office:value="0">
            <text:p>0</text:p>
          </table:table-cell>
          <table:table-cell table:formula="of:=[.T34]+[.U34]" office:value-type="currency" office:currency="EUR" office:value="4">
            <text:p>4.00 €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406,R405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table:style-name="ce2" office:value-type="string">
            <text:p>100</text:p>
          </table:table-cell>
          <table:table-cell/>
          <table:table-cell office:value-type="string">
            <text:p>CSD</text:p>
          </table:table-cell>
          <table:table-cell office:value-type="string">
            <text:p>10-080100</text:p>
          </table:table-cell>
          <table:table-cell table:number-columns-repeated="2"/>
          <table:table-cell table:formula="of:=[.$J$3]*[.D35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5]*(IF([.K35]&lt;[.M35];[.L35];IF([.K35]&lt;[.O35];[.N35];IF([.K35]&lt;[.Q35];[.P35];[.R35]))))" office:value-type="currency" office:currency="EUR" office:value="2">
            <text:p>2.00 €</text:p>
          </table:table-cell>
          <table:table-cell table:formula="of:=IF([.S35]=&quot;X&quot;;[.T35]*0.19;0)" office:value-type="float" office:value="0">
            <text:p>0</text:p>
          </table:table-cell>
          <table:table-cell table:formula="of:=[.T35]+[.U35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421,R422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table:style-name="ce2" office:value-type="string">
            <text:p>33</text:p>
          </table:table-cell>
          <table:table-cell/>
          <table:table-cell office:value-type="string">
            <text:p>CSD</text:p>
          </table:table-cell>
          <table:table-cell office:value-type="string">
            <text:p>10-080033</text:p>
          </table:table-cell>
          <table:table-cell table:number-columns-repeated="2"/>
          <table:table-cell table:formula="of:=[.$J$3]*[.D36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6]*(IF([.K36]&lt;[.M36];[.L36];IF([.K36]&lt;[.O36];[.N36];IF([.K36]&lt;[.Q36];[.P36];[.R36]))))" office:value-type="currency" office:currency="EUR" office:value="2">
            <text:p>2.00 €</text:p>
          </table:table-cell>
          <table:table-cell table:formula="of:=IF([.S36]=&quot;X&quot;;[.T36]*0.19;0)" office:value-type="float" office:value="0">
            <text:p>0</text:p>
          </table:table-cell>
          <table:table-cell table:formula="of:=[.T36]+[.U36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423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office:value-type="string">
            <text:p>1.5k</text:p>
          </table:table-cell>
          <table:table-cell/>
          <table:table-cell office:value-type="string">
            <text:p>CSD</text:p>
          </table:table-cell>
          <table:table-cell office:value-type="string">
            <text:p>10-08K001,5</text:p>
          </table:table-cell>
          <table:table-cell table:number-columns-repeated="2"/>
          <table:table-cell table:formula="of:=[.$J$3]*[.D37]" office:value-type="float" office:value="100">
            <text:p>1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7]*(IF([.K37]&lt;[.M37];[.L37];IF([.K37]&lt;[.O37];[.N37];IF([.K37]&lt;[.Q37];[.P37];[.R37]))))" office:value-type="currency" office:currency="EUR" office:value="1">
            <text:p>1.00 €</text:p>
          </table:table-cell>
          <table:table-cell table:formula="of:=IF([.S37]=&quot;X&quot;;[.T37]*0.19;0)" office:value-type="float" office:value="0">
            <text:p>0</text:p>
          </table:table-cell>
          <table:table-cell table:formula="of:=[.T37]+[.U37]" office:value-type="currency" office:currency="EUR" office:value="1">
            <text:p>1.00 €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511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office:value-type="string">
            <text:p>20k</text:p>
          </table:table-cell>
          <table:table-cell/>
          <table:table-cell office:value-type="string">
            <text:p>CSD</text:p>
          </table:table-cell>
          <table:table-cell office:value-type="string">
            <text:p>10-08K020</text:p>
          </table:table-cell>
          <table:table-cell table:number-columns-repeated="2"/>
          <table:table-cell table:formula="of:=[.$J$3]*[.D38]" office:value-type="float" office:value="100">
            <text:p>1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8]*(IF([.K38]&lt;[.M38];[.L38];IF([.K38]&lt;[.O38];[.N38];IF([.K38]&lt;[.Q38];[.P38];[.R38]))))" office:value-type="currency" office:currency="EUR" office:value="1">
            <text:p>1.00 €</text:p>
          </table:table-cell>
          <table:table-cell table:formula="of:=IF([.S38]=&quot;X&quot;;[.T38]*0.19;0)" office:value-type="float" office:value="0">
            <text:p>0</text:p>
          </table:table-cell>
          <table:table-cell table:formula="of:=[.T38]+[.U38]" office:value-type="currency" office:currency="EUR" office:value="1">
            <text:p>1.00 €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512,R103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/>
          <table:table-cell office:value-type="string">
            <text:p>CSD</text:p>
          </table:table-cell>
          <table:table-cell office:value-type="string">
            <text:p>10-08K004,7</text:p>
          </table:table-cell>
          <table:table-cell table:number-columns-repeated="2"/>
          <table:table-cell table:formula="of:=[.$J$3]*[.D39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9]*(IF([.K39]&lt;[.M39];[.L39];IF([.K39]&lt;[.O39];[.N39];IF([.K39]&lt;[.Q39];[.P39];[.R39]))))" office:value-type="currency" office:currency="EUR" office:value="2">
            <text:p>2.00 €</text:p>
          </table:table-cell>
          <table:table-cell table:formula="of:=IF([.S39]=&quot;X&quot;;[.T39]*0.19;0)" office:value-type="float" office:value="0">
            <text:p>0</text:p>
          </table:table-cell>
          <table:table-cell table:formula="of:=[.T39]+[.U39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513,R102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/>
          <table:table-cell office:value-type="string">
            <text:p>CSD</text:p>
          </table:table-cell>
          <table:table-cell office:value-type="string">
            <text:p>10-08K001 (reel)</text:p>
          </table:table-cell>
          <table:table-cell table:number-columns-repeated="2"/>
          <table:table-cell table:formula="of:=[.$J$3]*[.D40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5000">
            <text:p>5000</text:p>
          </table:table-cell>
          <table:table-cell office:value-type="currency" office:currency="EUR" office:value="0.0014">
            <text:p>0.0014 €</text:p>
          </table:table-cell>
          <table:table-cell/>
          <table:table-cell table:formula="of:=[.K40]*(IF([.K40]&lt;[.M40];[.L40];IF([.K40]&lt;[.O40];[.N40];IF([.K40]&lt;[.Q40];[.P40];[.R40]))))" office:value-type="currency" office:currency="EUR" office:value="2">
            <text:p>2.00 €</text:p>
          </table:table-cell>
          <table:table-cell table:formula="of:=IF([.S40]=&quot;X&quot;;[.T40]*0.19;0)" office:value-type="float" office:value="0">
            <text:p>0</text:p>
          </table:table-cell>
          <table:table-cell table:formula="of:=[.T40]+[.U40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101,U103,U102</text:p>
          </table:table-cell>
          <table:table-cell office:value-type="string">
            <text:p>TSSOP48</text:p>
          </table:table-cell>
          <table:table-cell office:value-type="float" office:value="3">
            <text:p>3</text:p>
          </table:table-cell>
          <table:table-cell office:value-type="string">
            <text:p>74ALVC164245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 office:value-type="string">
            <text:p>568-1377-5-ND</text:p>
          </table:table-cell>
          <table:table-cell office:value-type="string">
            <text:p>RS</text:p>
          </table:table-cell>
          <table:table-cell office:value-type="string">
            <text:p>662-6374</text:p>
          </table:table-cell>
          <table:table-cell table:formula="of:=[.$J$3]*[.D41]" office:value-type="float" office:value="300">
            <text:p>300</text:p>
          </table:table-cell>
          <table:table-cell office:value-type="currency" office:currency="EUR" office:value="0.93">
            <text:p>0.93 €</text:p>
          </table:table-cell>
          <table:table-cell office:value-type="float" office:value="25">
            <text:p>25</text:p>
          </table:table-cell>
          <table:table-cell office:value-type="currency" office:currency="EUR" office:value="0.74">
            <text:p>0.74 €</text:p>
          </table:table-cell>
          <table:table-cell office:value-type="float" office:value="100">
            <text:p>100</text:p>
          </table:table-cell>
          <table:table-cell office:value-type="currency" office:currency="EUR" office:value="0.6477">
            <text:p>0.65 €</text:p>
          </table:table-cell>
          <table:table-cell office:value-type="float" office:value="250">
            <text:p>250</text:p>
          </table:table-cell>
          <table:table-cell office:value-type="currency" office:currency="EUR" office:value="0.56836">
            <text:p>0.5684 €</text:p>
          </table:table-cell>
          <table:table-cell office:value-type="string">
            <text:p>X</text:p>
          </table:table-cell>
          <table:table-cell table:formula="of:=[.K41]*(IF([.K41]&lt;[.M41];[.L41];IF([.K41]&lt;[.O41];[.N41];IF([.K41]&lt;[.Q41];[.P41];[.R41]))))" office:value-type="currency" office:currency="EUR" office:value="170.508">
            <text:p>170.5080 €</text:p>
          </table:table-cell>
          <table:table-cell table:formula="of:=IF([.S41]=&quot;X&quot;;[.T41]*0.19;0)" office:value-type="currency" office:currency="EUR" office:value="32.39652">
            <text:p>32.3965 €</text:p>
          </table:table-cell>
          <table:table-cell table:formula="of:=[.T41]+[.U41]" office:value-type="currency" office:currency="EUR" office:value="202.90452">
            <text:p>202.9045 €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201</text:p>
          </table:table-cell>
          <table:table-cell office:value-type="string">
            <text:p>PQFP208</text:p>
          </table:table-cell>
          <table:table-cell office:value-type="float" office:value="1">
            <text:p>1</text:p>
          </table:table-cell>
          <table:table-cell office:value-type="string">
            <text:p>XC3S400-PQ208</text:p>
          </table:table-cell>
          <table:table-cell office:value-type="string">
            <text:p>Xilinx</text:p>
          </table:table-cell>
          <table:table-cell office:value-type="string">
            <text:p>Digikey</text:p>
          </table:table-cell>
          <table:table-cell office:value-type="string">
            <text:p>122-1519-ND</text:p>
          </table:table-cell>
          <table:table-cell table:number-columns-repeated="2"/>
          <table:table-cell table:formula="of:=[.$J$3]*[.D42]" office:value-type="float" office:value="100">
            <text:p>100</text:p>
          </table:table-cell>
          <table:table-cell office:value-type="currency" office:currency="EUR" office:value="21.02">
            <text:p>21.02 €</text:p>
          </table:table-cell>
          <table:table-cell office:value-type="float" office:value="25">
            <text:p>25</text:p>
          </table:table-cell>
          <table:table-cell office:value-type="currency" office:currency="EUR" office:value="18.298">
            <text:p>18.30 €</text:p>
          </table:table-cell>
          <table:table-cell office:value-type="float" office:value="100">
            <text:p>100</text:p>
          </table:table-cell>
          <table:table-cell office:value-type="currency" office:currency="EUR" office:value="15.9025">
            <text:p>15.90 €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X</text:p>
          </table:table-cell>
          <table:table-cell table:formula="of:=[.K42]*(IF([.K42]&lt;[.M42];[.L42];IF([.K42]&lt;[.O42];[.N42];IF([.K42]&lt;[.Q42];[.P42];[.R42]))))" office:value-type="currency" office:currency="EUR" office:value="1590.25">
            <text:p>1,590.25 €</text:p>
          </table:table-cell>
          <table:table-cell table:formula="of:=IF([.S42]=&quot;X&quot;;[.T42]*0.19;0)" office:value-type="currency" office:currency="EUR" office:value="302.1475">
            <text:p>302.15 €</text:p>
          </table:table-cell>
          <table:table-cell table:formula="of:=[.T42]+[.U42]" office:value-type="currency" office:currency="EUR" office:value="1892.3975">
            <text:p>1,892.40 €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301</text:p>
          </table:table-cell>
          <table:table-cell office:value-type="string">
            <text:p>QFN10-2x2</text:p>
          </table:table-cell>
          <table:table-cell office:value-type="float" office:value="1">
            <text:p>1</text:p>
          </table:table-cell>
          <table:table-cell office:value-type="string">
            <text:p>MIC23250-S4YMT</text:p>
          </table:table-cell>
          <table:table-cell office:value-type="string">
            <text:p>Micrel</text:p>
          </table:table-cell>
          <table:table-cell office:value-type="string">
            <text:p>Digikey</text:p>
          </table:table-cell>
          <table:table-cell office:value-type="string">
            <text:p>576-3561-1-ND</text:p>
          </table:table-cell>
          <table:table-cell table:number-columns-repeated="2"/>
          <table:table-cell table:formula="of:=[.$J$3]*[.D43]" office:value-type="float" office:value="100">
            <text:p>100</text:p>
          </table:table-cell>
          <table:table-cell office:value-type="currency" office:currency="EUR" office:value="2.25">
            <text:p>2.25 €</text:p>
          </table:table-cell>
          <table:table-cell office:value-type="float" office:value="25">
            <text:p>25</text:p>
          </table:table-cell>
          <table:table-cell office:value-type="currency" office:currency="EUR" office:value="1.7992">
            <text:p>1.80 €</text:p>
          </table:table-cell>
          <table:table-cell office:value-type="float" office:value="100">
            <text:p>100</text:p>
          </table:table-cell>
          <table:table-cell office:value-type="currency" office:currency="EUR" office:value="1.3994">
            <text:p>1.40 €</text:p>
          </table:table-cell>
          <table:table-cell office:value-type="float" office:value="250">
            <text:p>250</text:p>
          </table:table-cell>
          <table:table-cell office:value-type="currency" office:currency="EUR" office:value="1.32944">
            <text:p>1.3294 €</text:p>
          </table:table-cell>
          <table:table-cell office:value-type="string">
            <text:p>X</text:p>
          </table:table-cell>
          <table:table-cell table:formula="of:=[.K43]*(IF([.K43]&lt;[.M43];[.L43];IF([.K43]&lt;[.O43];[.N43];IF([.K43]&lt;[.Q43];[.P43];[.R43]))))" office:value-type="currency" office:currency="EUR" office:value="139.94">
            <text:p>139.94 €</text:p>
          </table:table-cell>
          <table:table-cell table:formula="of:=IF([.S43]=&quot;X&quot;;[.T43]*0.19;0)" office:value-type="currency" office:currency="EUR" office:value="26.5886">
            <text:p>26.59 €</text:p>
          </table:table-cell>
          <table:table-cell table:formula="of:=[.T43]+[.U43]" office:value-type="currency" office:currency="EUR" office:value="166.5286">
            <text:p>166.53 €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311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CP1824-1.8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1802E/OTCT-ND</text:p>
          </table:table-cell>
          <table:table-cell table:number-columns-repeated="2"/>
          <table:table-cell table:formula="of:=[.$J$3]*[.D44]" office:value-type="float" office:value="100">
            <text:p>100</text:p>
          </table:table-cell>
          <table:table-cell office:value-type="currency" office:currency="EUR" office:value="0.43">
            <text:p>0.43 €</text:p>
          </table:table-cell>
          <table:table-cell office:value-type="float" office:value="10">
            <text:p>10</text:p>
          </table:table-cell>
          <table:table-cell office:value-type="currency" office:currency="EUR" office:value="0.347">
            <text:p>0.35 €</text:p>
          </table:table-cell>
          <table:table-cell office:value-type="float" office:value="25">
            <text:p>25</text:p>
          </table:table-cell>
          <table:table-cell office:value-type="currency" office:currency="EUR" office:value="0.2892">
            <text:p>0.29 €</text:p>
          </table:table-cell>
          <table:table-cell office:value-type="float" office:value="100">
            <text:p>100</text:p>
          </table:table-cell>
          <table:table-cell office:value-type="currency" office:currency="EUR" office:value="0.2644">
            <text:p>0.2644 €</text:p>
          </table:table-cell>
          <table:table-cell office:value-type="string">
            <text:p>X</text:p>
          </table:table-cell>
          <table:table-cell table:formula="of:=[.K44]*(IF([.K44]&lt;[.M44];[.L44];IF([.K44]&lt;[.O44];[.N44];IF([.K44]&lt;[.Q44];[.P44];[.R44]))))" office:value-type="currency" office:currency="EUR" office:value="26.44">
            <text:p>26.4400 €</text:p>
          </table:table-cell>
          <table:table-cell table:formula="of:=IF([.S44]=&quot;X&quot;;[.T44]*0.19;0)" office:value-type="currency" office:currency="EUR" office:value="5.0236">
            <text:p>5.0236 €</text:p>
          </table:table-cell>
          <table:table-cell table:formula="of:=[.T44]+[.U44]" office:value-type="currency" office:currency="EUR" office:value="31.4636">
            <text:p>31.4636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321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CP1824-2.5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2502E/OTCT-ND</text:p>
          </table:table-cell>
          <table:table-cell table:number-columns-repeated="2"/>
          <table:table-cell table:formula="of:=[.$J$3]*[.D45]" office:value-type="float" office:value="100">
            <text:p>100</text:p>
          </table:table-cell>
          <table:table-cell office:value-type="currency" office:currency="EUR" office:value="0.43">
            <text:p>0.43 €</text:p>
          </table:table-cell>
          <table:table-cell office:value-type="float" office:value="10">
            <text:p>10</text:p>
          </table:table-cell>
          <table:table-cell office:value-type="currency" office:currency="EUR" office:value="0.347">
            <text:p>0.35 €</text:p>
          </table:table-cell>
          <table:table-cell office:value-type="float" office:value="25">
            <text:p>25</text:p>
          </table:table-cell>
          <table:table-cell office:value-type="currency" office:currency="EUR" office:value="0.2892">
            <text:p>0.29 €</text:p>
          </table:table-cell>
          <table:table-cell office:value-type="float" office:value="100">
            <text:p>100</text:p>
          </table:table-cell>
          <table:table-cell office:value-type="currency" office:currency="EUR" office:value="0.2644">
            <text:p>0.2644 €</text:p>
          </table:table-cell>
          <table:table-cell office:value-type="string">
            <text:p>X</text:p>
          </table:table-cell>
          <table:table-cell table:formula="of:=[.K45]*(IF([.K45]&lt;[.M45];[.L45];IF([.K45]&lt;[.O45];[.N45];IF([.K45]&lt;[.Q45];[.P45];[.R45]))))" office:value-type="currency" office:currency="EUR" office:value="26.44">
            <text:p>26.4400 €</text:p>
          </table:table-cell>
          <table:table-cell table:formula="of:=IF([.S45]=&quot;X&quot;;[.T45]*0.19;0)" office:value-type="currency" office:currency="EUR" office:value="5.0236">
            <text:p>5.0236 €</text:p>
          </table:table-cell>
          <table:table-cell table:formula="of:=[.T45]+[.U45]" office:value-type="currency" office:currency="EUR" office:value="31.4636">
            <text:p>31.4636 €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U331</text:p>
          </table:table-cell>
          <table:table-cell office:value-type="string">
            <text:p>DIP-8__300</text:p>
          </table:table-cell>
          <table:table-cell office:value-type="float" office:value="1">
            <text:p>1</text:p>
          </table:table-cell>
          <table:table-cell office:value-type="string">
            <text:p>PIC12F629</text:p>
          </table:table-cell>
          <table:table-cell office:value-type="string">
            <text:p>Microchip</text:p>
          </table:table-cell>
          <table:table-cell office:value-type="string">
            <text:p>Reichelt</text:p>
          </table:table-cell>
          <table:table-cell office:value-type="string">
            <text:p>PIC 12F629-I/P</text:p>
          </table:table-cell>
          <table:table-cell table:number-columns-repeated="2"/>
          <table:table-cell table:formula="of:=[.$J$3]*[.D46]" office:value-type="float" office:value="100">
            <text:p>100</text:p>
          </table:table-cell>
          <table:table-cell office:value-type="currency" office:currency="EUR" office:value="1.1">
            <text:p>1.10 €</text:p>
          </table:table-cell>
          <table:table-cell office:value-type="float" office:value="99999">
            <text:p>99999</text:p>
          </table:table-cell>
          <table:table-cell table:number-columns-repeated="6"/>
          <table:table-cell table:formula="of:=[.K46]*(IF([.K46]&lt;[.M46];[.L46];IF([.K46]&lt;[.O46];[.N46];IF([.K46]&lt;[.Q46];[.P46];[.R46]))))" office:value-type="currency" office:currency="EUR" office:value="110">
            <text:p>110.00 €</text:p>
          </table:table-cell>
          <table:table-cell table:formula="of:=IF([.S46]=&quot;X&quot;;[.T46]*0.19;0)" office:value-type="float" office:value="0">
            <text:p>0</text:p>
          </table:table-cell>
          <table:table-cell table:formula="of:=[.T46]+[.U46]" office:value-type="currency" office:currency="EUR" office:value="110">
            <text:p>110.00 €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341</text:p>
          </table:table-cell>
          <table:table-cell office:value-type="string">
            <text:p>TSSOP10</text:p>
          </table:table-cell>
          <table:table-cell office:value-type="float" office:value="1">
            <text:p>1</text:p>
          </table:table-cell>
          <table:table-cell office:value-type="string">
            <text:p>CS4344</text:p>
          </table:table-cell>
          <table:table-cell office:value-type="string">
            <text:p>Cirrus</text:p>
          </table:table-cell>
          <table:table-cell office:value-type="string">
            <text:p>Digikey</text:p>
          </table:table-cell>
          <table:table-cell office:value-type="string">
            <text:p>598-1051-5-ND</text:p>
          </table:table-cell>
          <table:table-cell office:value-type="string">
            <text:p>CSD</text:p>
          </table:table-cell>
          <table:table-cell office:value-type="float" office:value="21455">
            <text:p>21455</text:p>
          </table:table-cell>
          <table:table-cell table:formula="of:=[.$J$3]*[.D47]" office:value-type="float" office:value="100">
            <text:p>100</text:p>
          </table:table-cell>
          <table:table-cell office:value-type="currency" office:currency="EUR" office:value="2.49">
            <text:p>2.49 €</text:p>
          </table:table-cell>
          <table:table-cell office:value-type="float" office:value="25">
            <text:p>25</text:p>
          </table:table-cell>
          <table:table-cell office:value-type="currency" office:currency="EUR" office:value="2.0076">
            <text:p>2.01 €</text:p>
          </table:table-cell>
          <table:table-cell office:value-type="float" office:value="100">
            <text:p>100</text:p>
          </table:table-cell>
          <table:table-cell office:value-type="currency" office:currency="EUR" office:value="1.829">
            <text:p>1.83 €</text:p>
          </table:table-cell>
          <table:table-cell office:value-type="float" office:value="250">
            <text:p>250</text:p>
          </table:table-cell>
          <table:table-cell office:value-type="currency" office:currency="EUR" office:value="1.65056">
            <text:p>1.6506 €</text:p>
          </table:table-cell>
          <table:table-cell office:value-type="string">
            <text:p>X</text:p>
          </table:table-cell>
          <table:table-cell table:formula="of:=[.K47]*(IF([.K47]&lt;[.M47];[.L47];IF([.K47]&lt;[.O47];[.N47];IF([.K47]&lt;[.Q47];[.P47];[.R47]))))" office:value-type="currency" office:currency="EUR" office:value="182.9">
            <text:p>182.90 €</text:p>
          </table:table-cell>
          <table:table-cell table:formula="of:=IF([.S47]=&quot;X&quot;;[.T47]*0.19;0)" office:value-type="currency" office:currency="EUR" office:value="34.751">
            <text:p>34.75 €</text:p>
          </table:table-cell>
          <table:table-cell table:formula="of:=[.T47]+[.U47]" office:value-type="currency" office:currency="EUR" office:value="217.651">
            <text:p>217.65 €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401</text:p>
          </table:table-cell>
          <table:table-cell office:value-type="string">
            <text:p>LQFP80-.5</text:p>
          </table:table-cell>
          <table:table-cell office:value-type="float" office:value="1">
            <text:p>1</text:p>
          </table:table-cell>
          <table:table-cell office:value-type="string">
            <text:p>LPC1754</text:p>
          </table:table-cell>
          <table:table-cell office:value-type="string">
            <text:p>NXP</text:p>
          </table:table-cell>
          <table:table-cell office:value-type="string">
            <text:p>Digikey</text:p>
          </table:table-cell>
          <table:table-cell office:value-type="string">
            <text:p>568-4790-ND</text:p>
          </table:table-cell>
          <table:table-cell table:number-columns-repeated="2"/>
          <table:table-cell table:formula="of:=[.$J$3]*[.D48]" office:value-type="float" office:value="100">
            <text:p>100</text:p>
          </table:table-cell>
          <table:table-cell office:value-type="currency" office:currency="EUR" office:value="6.86">
            <text:p>6.86 €</text:p>
          </table:table-cell>
          <table:table-cell office:value-type="float" office:value="25">
            <text:p>25</text:p>
          </table:table-cell>
          <table:table-cell office:value-type="currency" office:currency="EUR" office:value="5.6224">
            <text:p>5.62 €</text:p>
          </table:table-cell>
          <table:table-cell office:value-type="float" office:value="100">
            <text:p>100</text:p>
          </table:table-cell>
          <table:table-cell office:value-type="currency" office:currency="EUR" office:value="5.0739">
            <text:p>5.07 €</text:p>
          </table:table-cell>
          <table:table-cell office:value-type="float" office:value="250">
            <text:p>250</text:p>
          </table:table-cell>
          <table:table-cell office:value-type="currency" office:currency="EUR" office:value="4.66252">
            <text:p>4.6625 €</text:p>
          </table:table-cell>
          <table:table-cell office:value-type="string">
            <text:p>X</text:p>
          </table:table-cell>
          <table:table-cell table:formula="of:=[.K48]*(IF([.K48]&lt;[.M48];[.L48];IF([.K48]&lt;[.O48];[.N48];IF([.K48]&lt;[.Q48];[.P48];[.R48]))))" office:value-type="currency" office:currency="EUR" office:value="507.39">
            <text:p>507.39 €</text:p>
          </table:table-cell>
          <table:table-cell table:formula="of:=IF([.S48]=&quot;X&quot;;[.T48]*0.19;0)" office:value-type="currency" office:currency="EUR" office:value="96.4041">
            <text:p>96.40 €</text:p>
          </table:table-cell>
          <table:table-cell table:formula="of:=[.T48]+[.U48]" office:value-type="currency" office:currency="EUR" office:value="603.7941">
            <text:p>603.79 €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501</text:p>
          </table:table-cell>
          <table:table-cell office:value-type="string">
            <text:p>VFBGA54</text:p>
          </table:table-cell>
          <table:table-cell office:value-type="float" office:value="1">
            <text:p>1</text:p>
          </table:table-cell>
          <table:table-cell office:value-type="string">
            <text:p>MT45W8MW16</text:p>
          </table:table-cell>
          <table:table-cell office:value-type="string">
            <text:p>Micron</text:p>
          </table:table-cell>
          <table:table-cell office:value-type="string">
            <text:p>Digikey</text:p>
          </table:table-cell>
          <table:table-cell office:value-type="string">
            <text:p>557-1444-1-ND</text:p>
          </table:table-cell>
          <table:table-cell table:number-columns-repeated="2"/>
          <table:table-cell table:formula="of:=[.$J$3]*[.D49]" office:value-type="float" office:value="100">
            <text:p>100</text:p>
          </table:table-cell>
          <table:table-cell office:value-type="currency" office:currency="EUR" office:value="10.64">
            <text:p>10.64 €</text:p>
          </table:table-cell>
          <table:table-cell office:value-type="float" office:value="10">
            <text:p>10</text:p>
          </table:table-cell>
          <table:table-cell office:value-type="currency" office:currency="EUR" office:value="9.715">
            <text:p>9.72 €</text:p>
          </table:table-cell>
          <table:table-cell office:value-type="float" office:value="25">
            <text:p>25</text:p>
          </table:table-cell>
          <table:table-cell office:value-type="currency" office:currency="EUR" office:value="9.0212">
            <text:p>9.02 €</text:p>
          </table:table-cell>
          <table:table-cell office:value-type="float" office:value="100">
            <text:p>100</text:p>
          </table:table-cell>
          <table:table-cell office:value-type="currency" office:currency="EUR" office:value="8.3271">
            <text:p>8.3271 €</text:p>
          </table:table-cell>
          <table:table-cell office:value-type="string">
            <text:p>X</text:p>
          </table:table-cell>
          <table:table-cell table:formula="of:=[.K49]*(IF([.K49]&lt;[.M49];[.L49];IF([.K49]&lt;[.O49];[.N49];IF([.K49]&lt;[.Q49];[.P49];[.R49]))))" office:value-type="currency" office:currency="EUR" office:value="832.71">
            <text:p>832.7100 €</text:p>
          </table:table-cell>
          <table:table-cell table:formula="of:=IF([.S49]=&quot;X&quot;;[.T49]*0.19;0)" office:value-type="currency" office:currency="EUR" office:value="158.2149">
            <text:p>158.2149 €</text:p>
          </table:table-cell>
          <table:table-cell table:formula="of:=[.T49]+[.U49]" office:value-type="currency" office:currency="EUR" office:value="990.9249">
            <text:p>990.9249 €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511</text:p>
          </table:table-cell>
          <table:table-cell office:value-type="string">
            <text:p>VFBGA36</text:p>
          </table:table-cell>
          <table:table-cell office:value-type="float" office:value="1">
            <text:p>1</text:p>
          </table:table-cell>
          <table:table-cell office:value-type="string">
            <text:p>CY62148EV30-BVXI</text:p>
          </table:table-cell>
          <table:table-cell office:value-type="string">
            <text:p>Cypress</text:p>
          </table:table-cell>
          <table:table-cell office:value-type="string">
            <text:p>Digikey</text:p>
          </table:table-cell>
          <table:table-cell office:value-type="string">
            <text:p>428-2075-ND</text:p>
          </table:table-cell>
          <table:table-cell table:number-columns-repeated="2"/>
          <table:table-cell table:formula="of:=[.$J$3]*[.D50]" office:value-type="float" office:value="100">
            <text:p>100</text:p>
          </table:table-cell>
          <table:table-cell office:value-type="currency" office:currency="EUR" office:value="6.2">
            <text:p>6.20 €</text:p>
          </table:table-cell>
          <table:table-cell office:value-type="float" office:value="25">
            <text:p>25</text:p>
          </table:table-cell>
          <table:table-cell office:value-type="currency" office:currency="EUR" office:value="5.0804">
            <text:p>5.08 €</text:p>
          </table:table-cell>
          <table:table-cell office:value-type="float" office:value="100">
            <text:p>100</text:p>
          </table:table-cell>
          <table:table-cell office:value-type="currency" office:currency="EUR" office:value="4.5849">
            <text:p>4.58 €</text:p>
          </table:table-cell>
          <table:table-cell office:value-type="float" office:value="250">
            <text:p>250</text:p>
          </table:table-cell>
          <table:table-cell office:value-type="currency" office:currency="EUR" office:value="4.21312">
            <text:p>4.2131 €</text:p>
          </table:table-cell>
          <table:table-cell office:value-type="string">
            <text:p>X</text:p>
          </table:table-cell>
          <table:table-cell table:formula="of:=[.K50]*(IF([.K50]&lt;[.M50];[.L50];IF([.K50]&lt;[.O50];[.N50];IF([.K50]&lt;[.Q50];[.P50];[.R50]))))" office:value-type="currency" office:currency="EUR" office:value="458.49">
            <text:p>458.49 €</text:p>
          </table:table-cell>
          <table:table-cell table:formula="of:=IF([.S50]=&quot;X&quot;;[.T50]*0.19;0)" office:value-type="currency" office:currency="EUR" office:value="87.1131">
            <text:p>87.11 €</text:p>
          </table:table-cell>
          <table:table-cell table:formula="of:=[.T50]+[.U50]" office:value-type="currency" office:currency="EUR" office:value="545.6031">
            <text:p>545.60 €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X401</text:p>
          </table:table-cell>
          <table:table-cell office:value-type="string">
            <text:p>HC49USMD</text:p>
          </table:table-cell>
          <table:table-cell office:value-type="float" office:value="1">
            <text:p>1</text:p>
          </table:table-cell>
          <table:table-cell office:value-type="string">
            <text:p>12MHz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12,0000- HC49-SMD</text:p>
          </table:table-cell>
          <table:table-cell table:number-columns-repeated="2"/>
          <table:table-cell table:formula="of:=[.$J$3]*[.D51]" office:value-type="float" office:value="100">
            <text:p>100</text:p>
          </table:table-cell>
          <table:table-cell office:value-type="currency" office:currency="EUR" office:value="0.24">
            <text:p>0.24 €</text:p>
          </table:table-cell>
          <table:table-cell office:value-type="float" office:value="99999">
            <text:p>99999</text:p>
          </table:table-cell>
          <table:table-cell table:number-columns-repeated="6"/>
          <table:table-cell table:formula="of:=[.K51]*(IF([.K51]&lt;[.M51];[.L51];IF([.K51]&lt;[.O51];[.N51];IF([.K51]&lt;[.Q51];[.P51];[.R51]))))" office:value-type="currency" office:currency="EUR" office:value="24">
            <text:p>24.00 €</text:p>
          </table:table-cell>
          <table:table-cell table:formula="of:=IF([.S51]=&quot;X&quot;;[.T51]*0.19;0)" office:value-type="float" office:value="0">
            <text:p>0</text:p>
          </table:table-cell>
          <table:table-cell table:formula="of:=[.T51]+[.U51]" office:value-type="currency" office:currency="EUR" office:value="24">
            <text:p>24.00 €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X402</text:p>
          </table:table-cell>
          <table:table-cell office:value-type="string">
            <text:p>XTAL_SMD_05019</text:p>
          </table:table-cell>
          <table:table-cell office:value-type="float" office:value="1">
            <text:p>1</text:p>
          </table:table-cell>
          <table:table-cell office:value-type="string">
            <text:p>32.768kHz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32,768 CC4V-12,5</text:p>
          </table:table-cell>
          <table:table-cell table:number-columns-repeated="2"/>
          <table:table-cell table:formula="of:=[.$J$3]*[.D52]" office:value-type="float" office:value="100">
            <text:p>100</text:p>
          </table:table-cell>
          <table:table-cell office:value-type="currency" office:currency="EUR" office:value="0.84">
            <text:p>0.84 €</text:p>
          </table:table-cell>
          <table:table-cell office:value-type="float" office:value="99999">
            <text:p>99999</text:p>
          </table:table-cell>
          <table:table-cell table:number-columns-repeated="6"/>
          <table:table-cell table:formula="of:=[.K52]*(IF([.K52]&lt;[.M52];[.L52];IF([.K52]&lt;[.O52];[.N52];IF([.K52]&lt;[.Q52];[.P52];[.R52]))))" office:value-type="currency" office:currency="EUR" office:value="84">
            <text:p>84.00 €</text:p>
          </table:table-cell>
          <table:table-cell table:formula="of:=IF([.S52]=&quot;X&quot;;[.T52]*0.19;0)" office:value-type="float" office:value="0">
            <text:p>0</text:p>
          </table:table-cell>
          <table:table-cell table:formula="of:=[.T52]+[.U52]" office:value-type="currency" office:currency="EUR" office:value="84">
            <text:p>84.00 €</text:p>
          </table:table-cell>
        </table:table-row>
      </table:table>
      <table:database-ranges>
        <table:database-range table:target-range-address="Sheet1.A5:Sheet1.F5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7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01/14/2011</text:date>, <text:time>13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1-14T13:19:20</dc:date>
    <dc:creator>ikari </dc:creator>
    <meta:generator>OpenOffice.org/3.2$Linux OpenOffice.org_project/320m19$Build-9505</meta:generator>
    <meta:editing-duration>PT186H17M57S</meta:editing-duration>
    <meta:editing-cycles>27</meta:editing-cycles>
    <meta:document-statistic meta:table-count="1" meta:cell-count="945" meta:object-count="0"/>
  </office:meta>
</office:document-meta>
</file>